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totally just met Ossie, didn't we?!!
Ossie's huge, huh?!!</text:p>
          </table:table-cell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, I wanna ride on her back!!</text:p>
          </table:table-cell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Ossie over at Lake Oshiru!</text:p>
          </table:table-cell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nna be a plesiosaur-type monster,
that's the feeling I get!! I can't wait!!</text:p>
          </table:table-cell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no matter which way we turn, it feels
like there's been a Carat waiting around every
corner, lately〜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 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am I going to do...?)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that we've got our scale, let's pay a visit
to Sharusharu's house.</text:p>
          </table:table-cell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 the Knight Commander and Lumii-san
are picking up some of her tea leaves right
about now.</text:p>
          </table:table-cell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little group has become quite the crowd,
don't you think?</text:p>
          </table:table-cell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Takoyaki knows how to fight, then
that's all the better.</text:p>
          </table:table-cell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Ossie was more dog-sized, I'd totally want
her as my pet〜.</text:p>
          </table:table-cell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was dog-sized, and had fluffy fur, and
she was a good, obedient girl...</text:p>
          </table:table-cell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Ain't that just a dog?</text:p>
          </table:table-cell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's gun is so cool, huh?!</text:p>
          </table:table-cell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wouldn't let me use it no matter
how much I asked. What, does she think I'm
too dangerous or somethin'?</text:p>
          </table:table-cell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 know, I really think she jumped the “gun”
on that judgement...</text:p>
          </table:table-cell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〜? Get me a
chocolate parfait, and maybe I'll tell ya〜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〜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〜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y'know...?</text:p>
          </table:table-cell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h... Ossie was so cuuute...</text:p>
          </table:table-cell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she likes to eat? Water plants?
Fish?</text:p>
          </table:table-cell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as I speaking out loud?!
Eeeeeeep! //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just thought of something... once we've
found Ossie, how are we supposed to get one
of its scales?</text:p>
          </table:table-cell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No violence allowed, all right?</text:p>
          </table:table-cell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“the source of the Heavenly
Maiden's power is their spirit”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seems to be positively trembling with Magical
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as long as I have lived, I have never once
seen an ancient wyvern until now!</text:p>
          </table:table-cell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uman or Spirit, everyone learns new things
all the time!</text:p>
          </table:table-cell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t to go into too much detail, there are
many sorts of firearms: long-range, medium-
range, short-range, suppressive, defensive,
and so on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for Takoyaki-san's ion gun...</text:p>
          </table:table-cell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does not support rapid-fire, but it has
an auto-aim functionality, as well as a high
muzzle velocity, making it the rather rare
long-range handgun-type.</text:p>
          </table:table-cell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 was
the work of either the Red or Blue 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... I-It's coming Ooout...</text:p>
          </table:table-cell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... I'm really... at my... absolute Limiiit...!!</text:p>
          </table:table-cell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-No peeking, O-Okaaay?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... pee Myseeelf!!</text:p>
          </table:table-cell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can't 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ere are no toilets around here, so I guess
there's no helping Iiit...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here for just a Minuuute... ////</text:p>
          </table:table-cell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, I wanna go Peeee...!</text:p>
          </table:table-cell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rry up and let me go to the toilet,
Alreadyyy...!</text:p>
          </table:table-cell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ight Heeere?</text:p>
          </table:table-cell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... that's too Embarrassiiing...</text:p>
          </table:table-cell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held it in as best I could... I'm so Pathetiiic...</text:p>
          </table:table-cell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can I go to the toilet Yeeet?</text:p>
          </table:table-cell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been holding it in for quite a while Nooow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gotta go to the bathroom all of a Suddeeen.</text:p>
          </table:table-cell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suit being broken is really inconvenient,
Huuuh.</text:p>
          </table:table-cell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id ya Seeee?! We were able to communicate
with Ossie, and it's all thanks to Meeee!!</text:p>
          </table:table-cell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Reguma, do you wanna know how to talk
to Ossie, Toooo?</text:p>
          </table:table-cell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tch Closelyyy! Like Thiiis! You gotta go
“kyuuuuuu” with your Mouuuth!</text:p>
          </table:table-cell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look forward to working with Everyooone!</text:p>
          </table:table-cell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be gunning enemies down left and right,
just you Waaait!</text:p>
          </table:table-cell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 office:value-type="string">
            <text:p>Ossie boss battle</text:p>
          </table:table-cell>
          <table:table-cell table:style-name="ce0"/>
          <table:table-cell table:style-name="ce0" office:value-type="string">
            <text:p>Hamuko
“Wh-What do we do... did we make her mad...?”</text:p>
          </table:table-cell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 office:value-type="string">
            <text:p>Komu
“She has gone into full-on counter-attack
mode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 office:value-type="string">
            <text:p>Reguma
“I didn't plan on being violent, but it seems
we have no other choice,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 office:value-type="string">
            <text:p>Reguma
“We need to calm it down by force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 office:value-type="string">
            <text:p>Tomocchi
“Are we really gonna be able to fight something
this big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 office:value-type="string">
            <text:p>Hamuko
“At times like these, you gotta use *that*!
‘Dine and dash,’ I mean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 office:value-type="string">
            <text:p>Nyanko
“I think you mean hit and run.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“BURN!! My name is Empyreon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Listen well, Heavenly Maidens!! I shall
burn your bodies into ash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And I Am Deep Blue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Shall Tear You To Shreds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“(I've long since lost interest in their
names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“Uwaaagh!! Where did you come from?!!”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“It must have turned invisible to hide
from us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“I'd put this in the creepy-yet-cute
category, wouldn't you say?”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“Nah, I think it's just plain creepy.”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“U-Umm... we're in combat...”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outdoor scene?</text:p>
          </table:table-cell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at was really Clooose...</text:p>
          </table:table-cell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But I feel so much better, Nooow! /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, uh... kh, n-no... Noooooo...!!</text:p>
          </table:table-cell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h, ah, AAAAAAHHH!!!</text:p>
          </table:table-cell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l... leak... ing... ah, ah, AH!!!</text:p>
          </table:table-cell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is is, well... s-some kind of Mistaaake...</text:p>
          </table:table-cell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 office:value-type="string">
            <text:p>After wetting (field) 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uu... now I've done Iiit...
I couldn't control Myseeelf... ////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t's because... I was holding it for ages and
Ageees...!</text:p>
          </table:table-cell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ight now, I'd rather get these wet panties
off Meee...</text:p>
          </table:table-cell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panties are sticking to my butt, it feels
Awfuuul!</text:p>
          </table:table-cell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prioritize cleaning up after my
little Accideeent... c-can't I...?</text:p>
          </table:table-cell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ll be right Baaack...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just wanna use the Toileeet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hanging can Waaait! I've gotta pee, Nooow!</text:p>
          </table:table-cell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o, I'm Leakiiing! Let me go ahead and pee,
Pleeeease!!</text:p>
          </table:table-cell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nn? But I don't wanna go Pottyyy?</text:p>
          </table:table-cell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e toilet? I'm still Fiiine.</text:p>
          </table:table-cell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need to pee, Thaaanks.</text:p>
          </table:table-cell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really need to, but I guess I'll go
Anywaaay.</text:p>
          </table:table-cell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ime to Peeee? Okey-Dokeeey.</text:p>
          </table:table-cell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think I'll use the toilet while I've got the
Chaaance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up, Okaaay? It's pee-pee Tiiime.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just gonna visit the Toileeet!</text:p>
          </table:table-cell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 go urinate, 'Kaaay?!</text:p>
          </table:table-cell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Good timing, it just so happens that I needed
to Peeee!</text:p>
          </table:table-cell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, I wanna go Peeee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kinda wanna go to the toilet, so gimme just
a minute, Pleeease!</text:p>
          </table:table-cell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thank goodness this place has
a Bathrooom!</text:p>
          </table:table-cell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s actually kinda holding it for a moment
Theeere! I'll be right Baaack!</text:p>
          </table:table-cell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 the Staaars, I was just looking for
a Toileeet!</text:p>
          </table:table-cell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! I've been busting to pee for Ageees!
Gimme a Secooond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really gotta go to the Toileeet! I've been
holding it Foreveeer!</text:p>
          </table:table-cell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tummy's already bulging out so much, I didn't
know what I was gonna Dooo! That was Clooose!</text:p>
          </table:table-cell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urry up, I've gotta Peeee...! I can't take
it Anymooore!!</text:p>
          </table:table-cell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 I've gotta go to the Toilet!! I've
been holding it in way too Looong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pee Myseeelf!! Peeeeee!!</text:p>
          </table:table-cell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-I can't... I'm gonna Buuurst...!!</text:p>
          </table:table-cell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most there, I-I can... almost... g-go Peeee...!!</text:p>
          </table:table-cell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aagh! It's coming out!! It's already coming
Ooooout!!</text:p>
          </table:table-cell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Dooone...</text:p>
          </table:table-cell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s for your Tiiime!</text:p>
          </table:table-cell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right, let's Gooo!</text:p>
          </table:table-cell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Dooone!</text:p>
          </table:table-cell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sweet Relieeef!</text:p>
          </table:table-cell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in tip-top shape, Nooow!</text:p>
          </table:table-cell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ee Compleeete!</text:p>
          </table:table-cell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w...
It was kinda close, but I made Iiit!</text:p>
          </table:table-cell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made it, just Abouuut! Well done, Meee!</text:p>
          </table:table-cell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is was Baaad... but I can rest easy, Nooow!</text:p>
          </table:table-cell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really thought I was done for, this Tiiime...!</text:p>
          </table:table-cell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h! If there was no toilet here, that woulda
been it for Meee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hh, much Betteeer! My bladder was pretty
much at its Limiiit!</text:p>
          </table:table-cell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... I think I got my panties a little Weeet...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lost my cool so bad that it's totally
Embarrassiiing! Forget everything you just
saw, right Nooow!!</text:p>
          </table:table-cell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ing when I'm at my limit... feels kind of
Amaziiing... ////)</text:p>
          </table:table-cell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-Memories</text:p>
          </table:table-cell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uar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host-Stor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ai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hie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Hone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abor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ellse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Coa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k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luf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ittle-Devi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nc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ombo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irar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Pareo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ath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inobi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Kappa-Gir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rudg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ightse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chola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os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rance-chan】 P-Memory!</text:p>
          </table:table-cell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uld you like to watch it now?</text:p>
          </table:table-cell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 now</text:p>
          </table:table-cell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watch obtained P-Memories at any
time from any red mailbox.</text:p>
          </table:table-cell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uard-chan P-Memory?</text:p>
          </table:table-cell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te-chan P-Memory?</text:p>
          </table:table-cell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host-Story-chan P-Memory?</text:p>
          </table:table-cell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aid-chan P-Memory?</text:p>
          </table:table-cell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hief-chan P-Memory?</text:p>
          </table:table-cell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Honey-chan P-Memory?</text:p>
          </table:table-cell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aborer-chan P-Memory?</text:p>
          </table:table-cell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ellsea-chan P-Memory?</text:p>
          </table:table-cell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Coat-chan P-Memory?</text:p>
          </table:table-cell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kate-chan P-Memory?</text:p>
          </table:table-cell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luff-chan P-Memory?</text:p>
          </table:table-cell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ittle-Devil-chan P-Memory?</text:p>
          </table:table-cell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ncer-chan P-Memory?</text:p>
          </table:table-cell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omboy-chan P-Memory?</text:p>
          </table:table-cell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irara-chan P-Memory?</text:p>
          </table:table-cell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Pareo-chan P-Memory?</text:p>
          </table:table-cell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ath-chan P-Memory?</text:p>
          </table:table-cell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inobi-chan P-Memory?</text:p>
          </table:table-cell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Kappa-Girl-chan P-Memory?</text:p>
          </table:table-cell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rudge-chan P-Memory?</text:p>
          </table:table-cell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ightseer-chan P-Memory?</text:p>
          </table:table-cell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cholar-chan P-Memory?</text:p>
          </table:table-cell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ost-chan P-Memory?</text:p>
          </table:table-cell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rance-chan P-Memory?</text:p>
          </table:table-cell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9T18:26:50+01:00</meta:creation-date>
    <dc:date>2020-03-19T18:26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